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eca1" officeooo:paragraph-rsid="0012eca1"/>
    </style:style>
    <style:style style:name="P2" style:family="paragraph" style:parent-style-name="Standard">
      <style:paragraph-properties fo:text-align="center" style:justify-single-word="false"/>
      <style:text-properties officeooo:rsid="0012eca1" officeooo:paragraph-rsid="0012eca1"/>
    </style:style>
    <style:style style:name="P3" style:family="paragraph" style:parent-style-name="Standard">
      <style:paragraph-properties fo:text-align="start" style:justify-single-word="false"/>
      <style:text-properties officeooo:paragraph-rsid="0012eca1"/>
    </style:style>
    <style:style style:name="T1" style:family="text">
      <style:text-properties officeooo:rsid="0012eca1"/>
    </style:style>
    <style:style style:name="T2" style:family="text">
      <style:text-properties officeooo:rsid="0012eca1" fo:padding="0in" fo:border="none"/>
    </style:style>
    <style:style style:name="T3" style:family="text">
      <style:text-properties fo:padding="0in" fo:border="none"/>
    </style:style>
    <style:style style:name="T4" style:family="text">
      <style:text-properties style:text-underline-style="solid" style:text-underline-width="auto" style:text-underline-color="font-color" officeooo:rsid="0012eca1" fo:padding="0in" fo:border="none"/>
    </style:style>
    <style:style style:name="T5" style:family="text">
      <style:text-properties style:text-underline-style="solid" style:text-underline-width="auto" style:text-underline-color="font-color" fo:font-weight="bold" officeooo:rsid="0012eca1" style:font-weight-asian="bold" style:font-weight-complex="bold" fo:padding="0in" fo:border="none"/>
    </style:style>
    <style:style style:name="T6" style:family="text">
      <style:text-properties style:text-underline-style="solid" style:text-underline-width="auto" style:text-underline-color="font-color" fo:font-weight="normal" officeooo:rsid="0012eca1" style:font-weight-asian="normal" style:font-weight-complex="normal" fo:padding="0in" fo:border="none"/>
    </style:style>
    <style:style style:name="T7" style:family="text">
      <style:text-properties style:text-underline-style="none" officeooo:rsid="0012eca1" fo:padding="0in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hn Spicer</text:p>
      <text:p text:style-name="P1">CS334</text:p>
      <text:p text:style-name="P1">Professor Engling</text:p>
      <text:p text:style-name="P1">10/14/15</text:p>
      <text:p text:style-name="P1"/>
      <text:p text:style-name="P2">Book Choice for Essay</text:p>
      <text:p text:style-name="P3"><text:span text:style-name="T1">I will reading the </text:span><text:span text:style-name="T3">classic </text:span><text:span text:style-name="T4">Brave New World</text:span><text:span text:style-name="T7"> by Aldous Huxley for the essa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4T20:49:26.209175586</meta:creation-date>
    <dc:date>2015-10-14T20:51:09.399506286</dc:date>
    <meta:editing-duration>PT1M44S</meta:editing-duration>
    <meta:editing-cycles>1</meta:editing-cycles>
    <meta:document-statistic meta:table-count="0" meta:image-count="0" meta:object-count="0" meta:page-count="1" meta:paragraph-count="6" meta:word-count="24" meta:character-count="136" meta:non-whitespace-character-count="118"/>
    <meta:generator>LibreOffice/4.4.2.2$Linux_X86_64 LibreOffice_project/40m0$Build-2</meta:generator>
  </office:meta>
</office:document-meta>
</file>